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263cm"/>
    </style:style>
    <style:style style:name="gr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1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7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136cm"/>
    </style:style>
    <style:style style:name="gr8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5.9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713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927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761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641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2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05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881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10.0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35cm"/>
    </style:style>
    <style:style style:name="gr20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771cm"/>
    </style:style>
    <style:style style:name="gr21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7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7cm"/>
    </style:style>
    <style:style style:name="gr2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517cm"/>
    </style:style>
    <style:style style:name="gr2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106cm" fo:min-width="0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839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384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05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3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7.936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57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19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644cm"/>
    </style:style>
    <style:style style:name="gr3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834cm"/>
    </style:style>
    <style:style style:name="gr34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644cm"/>
    </style:style>
    <style:style style:name="gr35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263cm"/>
    </style:style>
    <style:style style:name="gr3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436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6.371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797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835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723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445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039cm" fo:min-width="0cm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0.556cm"/>
    </style:style>
    <style:style style:name="gr45" style:family="graphic" style:parent-style-name="standard">
      <style:graphic-properties draw:stroke="none" draw:fill="none" fo:min-height="0.635cm"/>
    </style:style>
    <style:style style:name="gr46" style:family="graphic" style:parent-style-name="standard">
      <style:graphic-properties draw:stroke="none" draw:fill="none" fo:min-height="0.641cm"/>
    </style:style>
    <style:style style:name="gr47" style:family="graphic" style:parent-style-name="standard">
      <style:graphic-properties draw:stroke="none" draw:fill="none" fo:min-height="0.63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43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23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4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69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69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df8a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a6cee3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loext:graphic-properties draw:fill-color="#b2df8a"/>
      <style:paragraph-properties fo:text-align="center"/>
      <style:text-properties fo:font-size="12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2pt"/>
    </style:style>
    <style:style style:name="P9" style:family="paragraph">
      <loext:graphic-properties draw:fill="none"/>
      <style:text-properties fo:color="#ce181e" fo:font-size="12pt"/>
    </style:style>
    <style:style style:name="P10" style:family="paragraph">
      <loext:graphic-properties draw:fill="none" draw:fill-color="#ffffff"/>
      <style:text-properties fo:font-size="18pt" fo:font-weight="bold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color="#ce181e" fo:font-size="12pt" style:font-size-asian="14pt" style:font-size-complex="14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98cm" svg:y1="20.569cm" svg:x2="6.498cm" svg:y2="21.908cm">
          <text:p/>
        </draw:line>
        <draw:line draw:style-name="gr1" draw:text-style-name="P1" draw:layer="layout" svg:x1="10.562cm" svg:y1="20.569cm" svg:x2="10.562cm" svg:y2="21.908cm">
          <text:p/>
        </draw:line>
        <draw:custom-shape draw:style-name="gr2" draw:text-style-name="P3" draw:layer="layout" svg:width="8.763cm" svg:height="0.635cm" svg:x="6.498cm" svg:y="20.568cm">
          <text:p text:style-name="P2"><text:span text:style-name="T1">Environment, 69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698cm" svg:height="0.635cm" svg:x="5.864cm" svg:y="21.239cm">
          <text:p text:style-name="P2"><text:span text:style-name="T1">Regions, 37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864cm" svg:y1="20.57cm" svg:x2="5.864cm" svg:y2="21.909cm">
          <text:p/>
        </draw:line>
        <draw:line draw:style-name="gr1" draw:text-style-name="P1" draw:layer="layout" svg:x1="18.564cm" svg:y1="20.57cm" svg:x2="18.564cm" svg:y2="21.909cm">
          <text:p/>
        </draw:line>
        <draw:frame draw:style-name="gr4" draw:text-style-name="P5" draw:layer="layout" svg:width="1.217cm" svg:height="0.806cm" svg:x="5.81cm" svg:y="22.465cm">
          <draw:text-box>
            <text:p><text:span text:style-name="T1">5%</text:span></text:p>
          </draw:text-box>
        </draw:frame>
        <draw:frame draw:style-name="gr5" draw:text-style-name="P5" draw:layer="layout" svg:width="2.54cm" svg:height="0.806cm" svg:x="12.303cm" svg:y="22.443cm">
          <draw:text-box>
            <text:p><text:span text:style-name="T1">37%</text:span></text:p>
          </draw:text-box>
        </draw:frame>
        <draw:frame draw:style-name="gr6" draw:text-style-name="P5" draw:layer="layout" svg:width="1.493cm" svg:height="0.806cm" svg:x="16.398cm" svg:y="22.365cm">
          <draw:text-box>
            <text:p><text:span text:style-name="T1">26%</text:span></text:p>
          </draw:text-box>
        </draw:frame>
        <draw:frame draw:style-name="gr6" draw:text-style-name="P5" draw:layer="layout" svg:width="1.493cm" svg:height="0.806cm" svg:x="7.931cm" svg:y="22.444cm">
          <draw:text-box>
            <text:p><text:span text:style-name="T1">32%</text:span></text:p>
          </draw:text-box>
        </draw:frame>
        <draw:line draw:style-name="gr1" draw:text-style-name="P1" draw:layer="layout" svg:x1="12.34cm" svg:y1="17.962cm" svg:x2="12.34cm" svg:y2="19.358cm">
          <text:p/>
        </draw:line>
        <draw:line draw:style-name="gr1" draw:text-style-name="P1" draw:layer="layout" svg:x1="6.879cm" svg:y1="17.962cm" svg:x2="6.879cm" svg:y2="19.358cm">
          <text:p/>
        </draw:line>
        <draw:custom-shape draw:style-name="gr7" draw:text-style-name="P6" draw:layer="layout" svg:width="8.636cm" svg:height="0.635cm" svg:x="6.879cm" svg:y="18.018cm">
          <text:p text:style-name="P2"><text:span text:style-name="T1">Environment, 68%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476cm" svg:height="0.635cm" svg:x="5.864cm" svg:y="18.689cm">
          <text:p text:style-name="P2"><text:span text:style-name="T1">Regions, 5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64cm" svg:y1="17.963cm" svg:x2="5.864cm" svg:y2="19.359cm">
          <text:p/>
        </draw:line>
        <draw:line draw:style-name="gr1" draw:text-style-name="P1" draw:layer="layout" svg:x1="18.564cm" svg:y1="17.963cm" svg:x2="18.564cm" svg:y2="19.359cm">
          <text:p/>
        </draw:line>
        <draw:frame draw:style-name="gr9" draw:text-style-name="P5" draw:layer="layout" svg:width="2.032cm" svg:height="0.889cm" svg:x="5.863cm" svg:y="19.893cm">
          <draw:text-box>
            <text:p><text:span text:style-name="T1">8%</text:span></text:p>
          </draw:text-box>
        </draw:frame>
        <draw:frame draw:style-name="gr5" draw:text-style-name="P5" draw:layer="layout" svg:width="2.54cm" svg:height="0.806cm" svg:x="13.483cm" svg:y="19.849cm">
          <draw:text-box>
            <text:p><text:span text:style-name="T1">25%</text:span></text:p>
          </draw:text-box>
        </draw:frame>
        <draw:frame draw:style-name="gr6" draw:text-style-name="P5" draw:layer="layout" svg:width="1.493cm" svg:height="0.806cm" svg:x="16.531cm" svg:y="19.849cm">
          <draw:text-box>
            <text:p><text:span text:style-name="T1">24%</text:span></text:p>
          </draw:text-box>
        </draw:frame>
        <draw:frame draw:style-name="gr6" draw:text-style-name="P5" draw:layer="layout" svg:width="1.493cm" svg:height="0.806cm" svg:x="9.069cm" svg:y="19.893cm">
          <draw:text-box>
            <text:p><text:span text:style-name="T1">43%</text:span></text:p>
          </draw:text-box>
        </draw:frame>
        <draw:custom-shape draw:style-name="gr10" draw:text-style-name="P1" draw:layer="layout" svg:width="0.635cm" svg:height="1.015cm" draw:transform="rotate (-1.5707963267949) translate (6.879cm 19.3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635cm" svg:height="5.461cm" draw:transform="rotate (-1.5707963267949) translate (12.34cm 19.3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3.175cm" draw:transform="rotate (-1.5707963267949) translate (15.515cm 19.3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3.049cm" draw:transform="rotate (-1.5707963267949) translate (18.564cm 19.3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635cm" svg:height="0.634cm" draw:transform="rotate (-1.5707963267949) translate (6.498cm 21.90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635cm" svg:height="4.064cm" draw:transform="rotate (-1.5707963267949) translate (10.562cm 21.90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635cm" svg:height="4.699cm" draw:transform="rotate (-1.5707963267949) translate (15.261cm 21.90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0.635cm" svg:height="3.303cm" draw:transform="rotate (-1.5707963267949) translate (18.564cm 21.90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6.45cm" svg:y1="5.544cm" svg:x2="6.45cm" svg:y2="6.883cm">
          <text:p/>
        </draw:line>
        <draw:line draw:style-name="gr1" draw:text-style-name="P1" draw:layer="layout" svg:x1="15.086cm" svg:y1="5.544cm" svg:x2="15.086cm" svg:y2="6.883cm">
          <text:p/>
        </draw:line>
        <draw:custom-shape draw:style-name="gr18" draw:text-style-name="P3" draw:layer="layout" svg:width="10.541cm" svg:height="0.635cm" svg:x="6.45cm" svg:y="5.543cm">
          <text:p text:style-name="P2"><text:span text:style-name="T1">Environment, 8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.446cm" svg:height="1.673cm" svg:x="3.934cm" svg:y="5.7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custom-shape draw:style-name="gr20" draw:text-style-name="P4" draw:layer="layout" svg:width="9.271cm" svg:height="0.635cm" svg:x="5.815cm" svg:y="6.213cm">
          <text:p text:style-name="P2"><text:span text:style-name="T1">Regions, 7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815cm" svg:y1="5.544cm" svg:x2="5.815cm" svg:y2="6.883cm">
          <text:p/>
        </draw:line>
        <draw:line draw:style-name="gr1" draw:text-style-name="P1" draw:layer="layout" svg:x1="18.515cm" svg:y1="5.544cm" svg:x2="18.515cm" svg:y2="6.883cm">
          <text:p/>
        </draw:line>
        <draw:frame draw:style-name="gr4" draw:text-style-name="P5" draw:layer="layout" svg:width="1.217cm" svg:height="0.806cm" svg:x="5.761cm" svg:y="7.439cm">
          <draw:text-box>
            <text:p><text:span text:style-name="T1">5%</text:span></text:p>
          </draw:text-box>
        </draw:frame>
        <draw:frame draw:style-name="gr5" draw:text-style-name="P5" draw:layer="layout" svg:width="2.54cm" svg:height="0.806cm" svg:x="15.34cm" svg:y="7.439cm">
          <draw:text-box>
            <text:p><text:span text:style-name="T1">15%</text:span></text:p>
          </draw:text-box>
        </draw:frame>
        <draw:frame draw:style-name="gr6" draw:text-style-name="P5" draw:layer="layout" svg:width="1.493cm" svg:height="0.806cm" svg:x="17.149cm" svg:y="7.439cm">
          <draw:text-box>
            <text:p><text:span text:style-name="T1">12%</text:span></text:p>
          </draw:text-box>
        </draw:frame>
        <draw:frame draw:style-name="gr6" draw:text-style-name="P5" draw:layer="layout" svg:width="1.493cm" svg:height="0.806cm" svg:x="10.087cm" svg:y="7.483cm">
          <draw:text-box>
            <text:p><text:span text:style-name="T1">68%</text:span></text:p>
          </draw:text-box>
        </draw:frame>
        <draw:line draw:style-name="gr1" draw:text-style-name="P1" draw:layer="layout" svg:x1="14.832cm" svg:y1="3.004cm" svg:x2="14.832cm" svg:y2="4.333cm">
          <text:p/>
        </draw:line>
        <draw:line draw:style-name="gr1" draw:text-style-name="P1" draw:layer="layout" svg:x1="8.355cm" svg:y1="3.004cm" svg:x2="8.355cm" svg:y2="4.333cm">
          <text:p/>
        </draw:line>
        <draw:custom-shape draw:style-name="gr21" draw:text-style-name="P6" draw:layer="layout" svg:width="8.255cm" svg:height="0.635cm" svg:x="8.355cm" svg:y="2.993cm">
          <text:p text:style-name="P2"><text:span text:style-name="T1">Environment, 6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988cm" svg:height="1.673cm" svg:x="3.392cm" svg:y="3.2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  <draw:custom-shape draw:style-name="gr23" draw:text-style-name="P4" draw:layer="layout" svg:width="9.017cm" svg:height="0.635cm" svg:x="5.815cm" svg:y="3.663cm">
          <text:p text:style-name="P2"><text:span text:style-name="T1">Regions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815cm" svg:y1="3.004cm" svg:x2="5.815cm" svg:y2="4.333cm">
          <text:p/>
        </draw:line>
        <draw:line draw:style-name="gr1" draw:text-style-name="P1" draw:layer="layout" svg:x1="18.515cm" svg:y1="3.004cm" svg:x2="18.515cm" svg:y2="4.333cm">
          <text:p/>
        </draw:line>
        <draw:frame draw:style-name="gr5" draw:text-style-name="P5" draw:layer="layout" svg:width="1.493cm" svg:height="0.806cm" svg:x="6.481cm" svg:y="4.868cm">
          <draw:text-box>
            <text:p><text:span text:style-name="T1">20%</text:span></text:p>
          </draw:text-box>
        </draw:frame>
        <draw:frame draw:style-name="gr5" draw:text-style-name="P5" draw:layer="layout" svg:width="2.54cm" svg:height="0.806cm" svg:x="15.086cm" svg:y="4.824cm">
          <draw:text-box>
            <text:p><text:span text:style-name="T1">13%</text:span></text:p>
          </draw:text-box>
        </draw:frame>
        <draw:frame draw:style-name="gr6" draw:text-style-name="P5" draw:layer="layout" svg:width="1.493cm" svg:height="0.806cm" svg:x="16.964cm" svg:y="4.824cm">
          <draw:text-box>
            <text:p><text:span text:style-name="T1">15%</text:span></text:p>
          </draw:text-box>
        </draw:frame>
        <draw:frame draw:style-name="gr6" draw:text-style-name="P5" draw:layer="layout" svg:width="1.493cm" svg:height="0.806cm" svg:x="10.999cm" svg:y="4.868cm">
          <draw:text-box>
            <text:p><text:span text:style-name="T1">52%</text:span></text:p>
          </draw:text-box>
        </draw:frame>
        <draw:custom-shape draw:style-name="gr24" draw:text-style-name="P1" draw:layer="layout" svg:width="0.635cm" svg:height="2.54cm" draw:transform="rotate (-1.5707963267949) translate (8.355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635cm" svg:height="6.477cm" draw:transform="rotate (-1.5707963267949) translate (14.832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635cm" svg:height="1.778cm" draw:transform="rotate (-1.5707963267949) translate (16.61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635cm" svg:height="1.905cm" draw:transform="rotate (-1.5707963267949) translate (18.515cm 4.3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635cm" svg:height="0.635cm" draw:transform="rotate (-1.5707963267949) translate (6.45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0.635cm" svg:height="8.636cm" draw:transform="rotate (-1.5707963267949) translate (15.086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1" draw:layer="layout" svg:width="0.635cm" svg:height="1.905cm" draw:transform="rotate (-1.5707963267949) translate (16.991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" draw:layer="layout" svg:width="0.635cm" svg:height="1.524cm" draw:transform="rotate (-1.5707963267949) translate (18.515cm 6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6.958cm" svg:y1="13.157cm" svg:x2="6.958cm" svg:y2="14.435cm">
          <text:p/>
        </draw:line>
        <draw:line draw:style-name="gr1" draw:text-style-name="P1" draw:layer="layout" svg:x1="11.149cm" svg:y1="13.157cm" svg:x2="11.149cm" svg:y2="14.435cm">
          <text:p/>
        </draw:line>
        <draw:custom-shape draw:style-name="gr32" draw:text-style-name="P3" draw:layer="layout" svg:width="9.144cm" svg:height="0.635cm" svg:x="6.958cm" svg:y="13.095cm">
          <text:p text:style-name="P2"><text:span text:style-name="T1">Environment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5.334cm" svg:height="0.635cm" svg:x="5.815cm" svg:y="13.765cm">
          <text:p text:style-name="P2"><text:span text:style-name="T1">Regions, 4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815cm" svg:y1="13.157cm" svg:x2="5.815cm" svg:y2="14.435cm">
          <text:p/>
        </draw:line>
        <draw:line draw:style-name="gr1" draw:text-style-name="P1" draw:layer="layout" svg:x1="18.515cm" svg:y1="13.157cm" svg:x2="18.515cm" svg:y2="14.435cm">
          <text:p/>
        </draw:line>
        <draw:frame draw:style-name="gr4" draw:text-style-name="P5" draw:layer="layout" svg:width="1.217cm" svg:height="0.806cm" svg:x="5.761cm" svg:y="14.991cm">
          <draw:text-box>
            <text:p><text:span text:style-name="T1">9%</text:span></text:p>
          </draw:text-box>
        </draw:frame>
        <draw:frame draw:style-name="gr5" draw:text-style-name="P5" draw:layer="layout" svg:width="2.54cm" svg:height="0.806cm" svg:x="13.054cm" svg:y="14.926cm">
          <draw:text-box>
            <text:p><text:span text:style-name="T1">39%</text:span></text:p>
          </draw:text-box>
        </draw:frame>
        <draw:frame draw:style-name="gr6" draw:text-style-name="P5" draw:layer="layout" svg:width="1.493cm" svg:height="0.806cm" svg:x="16.649cm" svg:y="14.991cm">
          <draw:text-box>
            <text:p><text:span text:style-name="T1">18%</text:span></text:p>
          </draw:text-box>
        </draw:frame>
        <draw:frame draw:style-name="gr6" draw:text-style-name="P5" draw:layer="layout" svg:width="1.493cm" svg:height="0.806cm" svg:x="8.482cm" svg:y="14.97cm">
          <draw:text-box>
            <text:p><text:span text:style-name="T1">33%</text:span></text:p>
          </draw:text-box>
        </draw:frame>
        <draw:line draw:style-name="gr1" draw:text-style-name="P1" draw:layer="layout" svg:x1="14.578cm" svg:y1="10.513cm" svg:x2="14.578cm" svg:y2="11.885cm">
          <text:p/>
        </draw:line>
        <draw:line draw:style-name="gr1" draw:text-style-name="P1" draw:layer="layout" svg:x1="7.593cm" svg:y1="10.513cm" svg:x2="7.593cm" svg:y2="11.885cm">
          <text:p/>
        </draw:line>
        <draw:custom-shape draw:style-name="gr34" draw:text-style-name="P6" draw:layer="layout" svg:width="9.144cm" svg:height="0.635cm" svg:x="7.593cm" svg:y="10.545cm">
          <text:p text:style-name="P2"><text:span text:style-name="T1">Environment, 71% 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8.763cm" svg:height="0.635cm" svg:x="5.815cm" svg:y="11.215cm">
          <text:p text:style-name="P2"><text:span text:style-name="T1">Regions, 6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15cm" svg:y1="10.571cm" svg:x2="5.819cm" svg:y2="11.955cm">
          <text:p/>
        </draw:line>
        <draw:line draw:style-name="gr1" draw:text-style-name="P1" draw:layer="layout" svg:x1="18.515cm" svg:y1="10.513cm" svg:x2="18.515cm" svg:y2="11.885cm">
          <text:p/>
        </draw:line>
        <draw:frame draw:style-name="gr9" draw:text-style-name="P5" draw:layer="layout" svg:width="2.032cm" svg:height="0.889cm" svg:x="6.242cm" svg:y="12.42cm">
          <draw:text-box>
            <text:p><text:span text:style-name="T1">13%</text:span></text:p>
          </draw:text-box>
        </draw:frame>
        <draw:frame draw:style-name="gr5" draw:text-style-name="P5" draw:layer="layout" svg:width="2.54cm" svg:height="0.806cm" svg:x="15.086cm" svg:y="12.376cm">
          <draw:text-box>
            <text:p><text:span text:style-name="T1">24%</text:span></text:p>
          </draw:text-box>
        </draw:frame>
        <draw:frame draw:style-name="gr6" draw:text-style-name="P5" draw:layer="layout" svg:width="1.493cm" svg:height="0.806cm" svg:x="16.964cm" svg:y="12.376cm">
          <draw:text-box>
            <text:p><text:span text:style-name="T1">15%</text:span></text:p>
          </draw:text-box>
        </draw:frame>
        <draw:frame draw:style-name="gr6" draw:text-style-name="P5" draw:layer="layout" svg:width="1.493cm" svg:height="0.806cm" svg:x="10.466cm" svg:y="12.42cm">
          <draw:text-box>
            <text:p><text:span text:style-name="T1">47%</text:span></text:p>
          </draw:text-box>
        </draw:frame>
        <draw:custom-shape draw:style-name="gr36" draw:text-style-name="P1" draw:layer="layout" svg:width="0.635cm" svg:height="1.778cm" draw:transform="rotate (-1.5707963267949) translate (7.593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1" draw:layer="layout" svg:width="0.635cm" svg:height="6.985cm" draw:transform="rotate (-1.5707963267949) translate (14.578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0.635cm" svg:height="2.159cm" draw:transform="rotate (-1.5707963267949) translate (16.737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1" draw:layer="layout" svg:width="0.635cm" svg:height="1.778cm" draw:transform="rotate (-1.5707963267949) translate (18.515cm 11.8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" draw:layer="layout" svg:width="0.635cm" svg:height="1.143cm" draw:transform="rotate (-1.5707963267949) translate (6.958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635cm" svg:height="4.191cm" draw:transform="rotate (-1.5707963267949) translate (11.149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35cm" svg:height="4.953cm" draw:transform="rotate (-1.5707963267949) translate (16.102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635cm" svg:height="2.413cm" draw:transform="rotate (-1.5707963267949) translate (18.515cm 14.4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3" draw:text-style-name="P1" draw:layer="layout" svg:x1="15.515cm" svg:y1="17.962cm" svg:x2="15.515cm" svg:y2="19.358cm">
          <text:p/>
        </draw:line>
        <draw:line draw:style-name="gr43" draw:text-style-name="P1" draw:layer="layout" svg:x1="15.261cm" svg:y1="20.569cm" svg:x2="15.261cm" svg:y2="21.908cm">
          <text:p/>
        </draw:line>
        <draw:line draw:style-name="gr43" draw:text-style-name="P1" draw:layer="layout" svg:x1="16.737cm" svg:y1="10.513cm" svg:x2="16.737cm" svg:y2="11.885cm">
          <text:p/>
        </draw:line>
        <draw:line draw:style-name="gr43" draw:text-style-name="P1" draw:layer="layout" svg:x1="16.102cm" svg:y1="13.157cm" svg:x2="16.102cm" svg:y2="14.435cm">
          <text:p/>
        </draw:line>
        <draw:line draw:style-name="gr43" draw:text-style-name="P1" draw:layer="layout" svg:x1="16.61cm" svg:y1="3.004cm" svg:x2="16.61cm" svg:y2="4.333cm">
          <text:p/>
        </draw:line>
        <draw:line draw:style-name="gr43" draw:text-style-name="P1" draw:layer="layout" svg:x1="16.991cm" svg:y1="5.544cm" svg:x2="16.991cm" svg:y2="6.883cm">
          <text:p/>
        </draw:line>
        <draw:frame draw:style-name="gr44" draw:text-style-name="P9" draw:layer="layout" svg:width="1.616cm" svg:height="0.806cm" svg:x="16.458cm" svg:y="2.84cm">
          <draw:text-box>
            <text:p><text:span text:style-name="T3">85%</text:span></text:p>
          </draw:text-box>
        </draw:frame>
        <draw:frame draw:style-name="gr45" draw:text-style-name="P9" draw:layer="layout" svg:width="1.505cm" svg:height="0.885cm" svg:x="16.823cm" svg:y="5.366cm">
          <draw:text-box>
            <text:p><text:span text:style-name="T3">88%</text:span></text:p>
          </draw:text-box>
        </draw:frame>
        <draw:frame draw:style-name="gr44" draw:text-style-name="P9" draw:layer="layout" svg:width="1.524cm" svg:height="0.806cm" svg:x="16.677cm" svg:y="10.378cm">
          <draw:text-box>
            <text:p><text:span text:style-name="T3">85%</text:span></text:p>
          </draw:text-box>
        </draw:frame>
        <draw:frame draw:style-name="gr46" draw:text-style-name="P9" draw:layer="layout" svg:width="1.778cm" svg:height="0.891cm" svg:x="15.942cm" svg:y="13.004cm">
          <draw:text-box>
            <text:p><text:span text:style-name="T3">82%</text:span></text:p>
          </draw:text-box>
        </draw:frame>
        <draw:frame draw:style-name="gr47" draw:text-style-name="P9" draw:layer="layout" svg:width="1.727cm" svg:height="0.887cm" svg:x="15.358cm" svg:y="17.662cm">
          <draw:text-box>
            <text:p><text:span text:style-name="T3">76%</text:span></text:p>
          </draw:text-box>
        </draw:frame>
        <draw:frame draw:style-name="gr44" draw:text-style-name="P9" draw:layer="layout" svg:width="1.605cm" svg:height="0.806cm" svg:x="15.099cm" svg:y="20.476cm">
          <draw:text-box>
            <text:p><text:span text:style-name="T3">74%</text:span></text:p>
          </draw:text-box>
        </draw:frame>
        <draw:frame draw:style-name="gr48" draw:text-style-name="P10" draw:layer="layout" svg:width="0.938cm" svg:height="0.969cm" svg:x="3.394cm" svg:y="1.801cm">
          <draw:text-box>
            <text:p><text:span text:style-name="T4">a</text:span></text:p>
          </draw:text-box>
        </draw:frame>
        <draw:frame draw:style-name="gr49" draw:text-style-name="P10" draw:layer="layout" svg:width="1.736cm" svg:height="0.962cm" svg:x="3.417cm" svg:y="9.25cm">
          <draw:text-box>
            <text:p><text:span text:style-name="T4">b</text:span></text:p>
          </draw:text-box>
        </draw:frame>
        <draw:frame draw:style-name="gr50" draw:text-style-name="P10" draw:layer="layout" svg:width="0.938cm" svg:height="1.107cm" svg:x="3.394cm" svg:y="16.79cm">
          <draw:text-box>
            <text:p><text:span text:style-name="T4">c</text:span></text:p>
          </draw:text-box>
        </draw:frame>
        <draw:frame draw:style-name="gr51" draw:text-style-name="P12" draw:layer="layout" svg:width="5.126cm" svg:height="1.673cm" svg:x="5.642cm" svg:y="1.886cm">
          <draw:text-box>
            <text:p text:style-name="P11"><text:span text:style-name="T5">Whole World</text:span></text:p>
          </draw:text-box>
        </draw:frame>
        <draw:frame draw:style-name="gr52" draw:text-style-name="P12" draw:layer="layout" svg:width="7.199cm" svg:height="1.107cm" svg:x="5.562cm" svg:y="9.277cm">
          <draw:text-box>
            <text:p text:style-name="P11"><text:span text:style-name="T5">Palearctic &amp; Nearctic </text:span></text:p>
          </draw:text-box>
        </draw:frame>
        <draw:frame draw:style-name="gr53" draw:text-style-name="P12" draw:layer="layout" svg:width="3.19cm" svg:height="1.107cm" svg:x="5.68cm" svg:y="16.827cm">
          <draw:text-box>
            <text:p text:style-name="P11"><text:span text:style-name="T5">Tropics</text:span></text:p>
          </draw:text-box>
        </draw:frame>
        <draw:frame draw:style-name="gr19" draw:text-style-name="P8" draw:layer="layout" svg:width="1.446cm" svg:height="1.673cm" svg:x="3.934cm" svg:y="13.3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3.392cm" svg:y="10.8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19" draw:text-style-name="P8" draw:layer="layout" svg:width="1.446cm" svg:height="1.673cm" svg:x="3.934cm" svg:y="21.0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3.392cm" svg:y="18.5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59:53.916902870</meta:creation-date>
    <dc:date>2018-10-19T10:11:02.464142073</dc:date>
    <meta:editing-duration>PT2H4M25S</meta:editing-duration>
    <meta:editing-cycles>15</meta:editing-cycles>
    <meta:generator>LibreOffice/6.1.2.1$Linux_X86_64 LibreOffice_project/10$Build-1</meta:generator>
    <meta:document-statistic meta:object-count="108"/>
  </office:meta>
</office:document-meta>
</file>